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paragraph-properties>
        <style:tab-stops>
          <style:tab-stop style:position="2.7189in"/>
        </style:tab-stops>
      </style:paragraph-properties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font-name="Wingdings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aders’ Meeting: 01/11/12</text:span></text:p>
      <text:p text:style-name="P2">Attendance: <text:s/>10/10 Mr. McDonough, Yannick, Jack, Brandon, Sean, Marissa, Gabby, Nick, Andrew, Eric (Absent: None :D)</text:p>
      <text:p text:style-name="P2"/>
      <text:p text:style-name="P2"/>
      <text:list xml:id="list6886157181026721156" text:style-name="WWNum1">
        <text:list-item>
          <text:p text:style-name="P1">Botcave-decorating: team building weekend?</text:p>
        </text:list-item>
        <text:list-item>
          <text:p text:style-name="P1">Second-floor alcove – graffiti or banner (All Saints logo)</text:p>
        </text:list-item>
        <text:list-item>
          <text:p text:style-name="P1">Fundraising plan – Brandon has numbers – rough copy of events by Thursday</text:p>
        </text:list-item>
        <text:list-item>
          <text:p text:style-name="P1">Business Plan</text:p>
        </text:list-item>
        <text:list-item>
          <text:p text:style-name="P1">Mr. McDonough forgot it at home</text:p>
        </text:list-item>
        <text:list-item>
          <text:p text:style-name="P1"><text:bookmark text:name="_GoBack"/>Fundraising Slideshow</text:p>
        </text:list-item>
        <text:list-item>
          <text:p text:style-name="P1">Dan and Gabby have started working on it</text:p>
        </text:list-item>
        <text:list-item>
          <text:p text:style-name="P1">Meetings will be Thursday weekly</text:p>
        </text:list-item>
        <text:list-item>
          <text:p text:style-name="P1">Mr. McDonough says that I rock<text:tab/></text:p>
        </text:list-item>
        <text:list-item>
          <text:p text:style-name="P1">Mr. Carrie <text:span text:style-name="T2"></text:span> Woodie Flowers award (Yannick and Sean – do research!)</text:p>
        </text:list-item>
        <text:list-item>
          <text:p text:style-name="P1">Team leaders: pick a date for the team-building weekend. November 30<text:span text:style-name="T3">th</text:span>- December 1<text:span text:style-name="T3">st</text:span> is a prospective date…We could maybe do Rock-a-Thon?</text:p>
        </text:list-item>
        <text:list-item>
          <text:p text:style-name="P1">Should we combine the kick-off and the team-building weekend? We might do an overnight kick-off.</text:p>
        </text:list-item>
        <text:list-item>
          <text:p text:style-name="P1">Louise’s going-away party – bring food and stuf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</meta:initial-creator>
    <dc:creator>Jack</dc:creator>
    <meta:editing-cycles>1</meta:editing-cycles>
    <meta:creation-date>2012-11-01T18:20:00</meta:creation-date>
    <dc:date>2012-11-01T21:57:00</dc:date>
    <meta:editing-duration>PT3M37S</meta:editing-duration>
    <meta:generator>LibreOffice/4.1.2.3$Linux_X86_64 LibreOffice_project/410m0$Build-3</meta:generator>
    <meta:document-statistic meta:table-count="0" meta:image-count="0" meta:object-count="0" meta:page-count="1" meta:paragraph-count="15" meta:word-count="138" meta:character-count="844" meta:non-whitespace-character-count="7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